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text/xml" manifest:full-path="Object 3/styles.xml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paragraph-rsid="00198d35"/>
    </style:style>
    <style:style style:name="P2" style:family="paragraph" style:parent-style-name="Standard">
      <style:text-properties fo:font-weight="bold" officeooo:paragraph-rsid="00198d35" style:font-weight-asian="bold" style:font-weight-complex="bold"/>
    </style:style>
    <style:style style:name="P3" style:family="paragraph" style:parent-style-name="Standard">
      <style:text-properties fo:font-weight="bold" officeooo:paragraph-rsid="001ae091" style:font-weight-asian="bold" style:font-weight-complex="bold"/>
    </style:style>
    <style:style style:name="P4" style:family="paragraph" style:parent-style-name="Standard" style:list-style-name="L1">
      <style:text-properties officeooo:paragraph-rsid="00198d35"/>
    </style:style>
    <style:style style:name="P5" style:family="paragraph" style:parent-style-name="Standard" style:list-style-name="L1">
      <style:text-properties officeooo:paragraph-rsid="0019cbf1"/>
    </style:style>
    <style:style style:name="P6" style:family="paragraph" style:parent-style-name="Standard" style:list-style-name="L3">
      <style:text-properties officeooo:paragraph-rsid="00182d7d"/>
    </style:style>
    <style:style style:name="P7" style:family="paragraph" style:parent-style-name="Standard">
      <style:text-properties officeooo:paragraph-rsid="001ae091"/>
    </style:style>
    <style:style style:name="T1" style:family="text">
      <style:text-properties officeooo:rsid="00182d7d"/>
    </style:style>
    <style:style style:name="T2" style:family="text">
      <style:text-properties officeooo:rsid="00198d35"/>
    </style:style>
    <style:style style:name="T3" style:family="text">
      <style:text-properties fo:font-weight="bold"/>
    </style:style>
    <style:style style:name="T4" style:family="text">
      <style:text-properties fo:font-weight="bold" officeooo:rsid="00198d35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officeooo:rsid="0019cbf1"/>
    </style:style>
    <style:style style:name="T8" style:family="text">
      <style:text-properties officeooo:rsid="001ae09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9249428" text:style-name="L3">
        <text:list-item>
          <text:p text:style-name="P6"><text:span text:style-name="T1">Test </text:span><text:span text:style-name="T2">script : test.sh</text:span></text:p>
        </text:list-item>
      </text:list>
      <text:list xml:id="list1700886057" text:style-name="L1">
        <text:list-item>
          <text:p text:style-name="P4"><text:span text:style-name="T2">Test log files are placed in test_log folder in the source code</text:span></text:p>
        </text:list-item>
        <text:list-item>
          <text:p text:style-name="P5"><text:span text:style-name="T7">time command of linux is used to calculate the performance</text:span></text:p>
        </text:list-item>
        <text:list-item>
          <text:p text:style-name="P5"><text:span text:style-name="T7">Buffer size is set to a maximum of 4096 bytes for every read / write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T4">Test Case 1 : </text:span></text:p>
      <text:p text:style-name="P2"><text:span text:style-name="T2"/></text:p>
      <text:p text:style-name="P1"><text:span text:style-name="T2">A peer client tries to access a file of varying sizes of 1.1K, 2.1K, 4.2K, 8.3K and 11K . It iterates for 1000 times sequentially. </text:span></text:p>
      <text:p text:style-name="P1"><text:span text:style-name="T2"/></text:p>
      <text:p text:style-name="P1"><text:span text:style-name="T4">Index Server :</text:span><text:span text:style-name="T2"> csrocks</text:span></text:p>
      <text:p text:style-name="P1"><text:span text:style-name="T4">Peers : </text:span><text:span text:style-name="T2">compute-0-0, compute-0-1</text:span></text:p>
      <text:p text:style-name="P1"><text:span text:style-name="T4">No of Peer clients :</text:span><text:span text:style-name="T2"> 1</text:span></text:p>
      <text:p text:style-name="P1"><text:span text:style-name="T4">Iterations :</text:span><text:span text:style-name="T2"> 1000</text:span></text:p>
      <text:p text:style-name="P1"><draw:frame draw:style-name="fr1" draw:name="Object1" text:anchor-type="paragraph" svg:x="2.4252in" svg:y="0.5957in" svg:width="2.0752in" svg:height="1.216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Test Case 2 : </text:span></text:p>
      <text:p text:style-name="P2"><text:span text:style-name="T2"/></text:p>
      <text:p text:style-name="P1"><text:span text:style-name="T2">2 peer client tries to access a file of size 4.2K. It iterates for 1000 times sequentially. </text:span></text:p>
      <text:p text:style-name="P1"><text:span text:style-name="T2"/></text:p>
      <text:p text:style-name="P1"><text:span text:style-name="T4">Index Server :</text:span><text:span text:style-name="T2"> csrocks</text:span></text:p>
      <text:p text:style-name="P1"><text:span text:style-name="T4">Peers : </text:span><text:span text:style-name="T2">compute-0-0, compute-0-1, compute-0-2</text:span></text:p>
      <text:p text:style-name="P1"><text:span text:style-name="T4">No of Peer clients :</text:span><text:span text:style-name="T2"> 2</text:span></text:p>
      <text:p text:style-name="P1"><text:span text:style-name="T4">Iterations :</text:span><text:span text:style-name="T2"> 1000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Object2" text:anchor-type="paragraph" svg:width="2.4071in" svg:height="0.3543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>Test Case 2 : </text:span></text:p>
      <text:p text:style-name="P2"><text:span text:style-name="T2"/></text:p>
      <text:p text:style-name="P1"><text:span text:style-name="T7">4</text:span><text:span text:style-name="T2"> peer client tries to access a file of size 4.2K. It iterates for 1000 times sequentially. </text:span></text:p>
      <text:p text:style-name="P1"><text:span text:style-name="T2"/></text:p>
      <text:p text:style-name="P1"><text:span text:style-name="T4">Index Server :</text:span><text:span text:style-name="T2"> csrocks</text:span></text:p>
      <text:p text:style-name="P1"><text:span text:style-name="T4">Peers : </text:span><text:span text:style-name="T2">compute-0-0, compute-0-1, compute-0-2, compute-0-3, compute-0-5</text:span></text:p>
      <text:p text:style-name="P1"><text:span text:style-name="T4">No of Peer clients :</text:span><text:span text:style-name="T2"> </text:span><text:span text:style-name="T7">4</text:span></text:p>
      <text:p text:style-name="P1"><text:span text:style-name="T4">Iterations :</text:span><text:span text:style-name="T2"> 1000</text:span></text:p>
      <text:p text:style-name="P1"><text:span text:style-name="T2"/></text:p>
      <text:p text:style-name="P1"><text:span text:style-name="T2"/></text:p>
      <text:p text:style-name="P1"><draw:frame draw:style-name="fr1" draw:name="Object3" text:anchor-type="paragraph" svg:x="2.2591in" svg:y="0.2244in" svg:width="2.4071in" svg:height="0.7083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2">Test Case 2 : </text:span></text:p>
      <text:p text:style-name="P3"><text:span text:style-name="T2"/></text:p>
      <text:p text:style-name="P7"><text:span text:style-name="T8">2</text:span><text:span text:style-name="T2"> peer client</text:span><text:span text:style-name="T8">s parallely</text:span><text:span text:style-name="T2"> tries to access a file of size </text:span><text:span text:style-name="T8">512</text:span><text:span text:style-name="T2">K </text:span><text:span text:style-name="T8">10 times sequentially</text:span></text:p>
      <text:p text:style-name="P7"><text:span text:style-name="T2"/></text:p>
      <text:p text:style-name="P7"><text:span text:style-name="T4">Index Server :</text:span><text:span text:style-name="T2"> csrocks</text:span></text:p>
      <text:p text:style-name="P7"><text:span text:style-name="T4">Peers : </text:span><text:span text:style-name="T2">compute-0-0, compute-0-1, compute-0-2</text:span></text:p>
      <text:p text:style-name="P7"><text:span text:style-name="T4">No of Peer clients :</text:span><text:span text:style-name="T2"> </text:span><text:span text:style-name="T8">3</text:span></text:p>
      <text:p text:style-name="P7"><text:span text:style-name="T2"/></text:p>
      <text:p text:style-name="P7"><text:span text:style-name="T2"><text:tab/><text:tab/><text:tab/><text:tab/> <text:s text:c="5"/></text:span></text:p>
      <text:p text:style-name="P1"><draw:frame draw:style-name="fr1" draw:name="Object4" text:anchor-type="paragraph" svg:x="2.2591in" svg:y="0.2244in" svg:width="2.4071in" svg:height="0.6618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8:25:46</meta:creation-date>
    <meta:generator>OpenOffice.org/3.2$Linux OpenOffice.org_project/320m19$Build-9505</meta:generator>
    <dc:date>2011-02-28T18:57:57</dc:date>
    <dc:creator>Maamu </dc:creator>
    <meta:editing-duration>PT00H32M11S</meta:editing-duration>
    <meta:editing-cycles>4</meta:editing-cycles>
    <meta:document-statistic meta:table-count="0" meta:image-count="0" meta:object-count="4" meta:page-count="2" meta:paragraph-count="28" meta:word-count="205" meta:character-count="10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>
            <text:p>Time taken by peer_1</text:p>
          </table:table-cell>
          <table:table-cell table:style-name="ce1" office:value-type="float" office:value="46.056">
            <text:p>46.056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2</text:p>
          </table:table-cell>
          <table:table-cell table:style-name="ce1" office:value-type="float" office:value="45.54">
            <text:p>45.5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>
            <text:p>Time taken by peer_1</text:p>
          </table:table-cell>
          <table:table-cell table:style-name="ce1" office:value-type="float" office:value="46.158">
            <text:p>46.158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2</text:p>
          </table:table-cell>
          <table:table-cell table:style-name="ce1" office:value-type="float" office:value="45.558">
            <text:p>45.558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3</text:p>
          </table:table-cell>
          <table:table-cell table:style-name="ce1" office:value-type="float" office:value="45.668">
            <text:p>45.668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4</text:p>
          </table:table-cell>
          <table:table-cell table:style-name="ce1" office:value-type="float" office:value="45.741">
            <text:p>45.741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3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>
            <text:p>Time taken by peer_1</text:p>
          </table:table-cell>
          <table:table-cell table:style-name="ce1" office:value-type="float" office:value="2.366">
            <text:p>2.366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2</text:p>
          </table:table-cell>
          <table:table-cell table:style-name="ce1" office:value-type="float" office:value="2.456">
            <text:p>2.456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3</text:p>
          </table:table-cell>
          <table:table-cell table:style-name="ce1" office:value-type="float" office:value="2.713">
            <text:p>2.713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